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8466" officeooo:paragraph-rsid="001d8466"/>
    </style:style>
    <style:style style:name="P2" style:family="paragraph" style:parent-style-name="Text_20_body" style:list-style-name="L1">
      <style:text-properties officeooo:rsid="001e88c9" officeooo:paragraph-rsid="001e88c9"/>
    </style:style>
    <style:style style:name="P3" style:family="paragraph" style:parent-style-name="Text_20_body" style:list-style-name="L1">
      <style:text-properties officeooo:rsid="002163eb" officeooo:paragraph-rsid="002163eb"/>
    </style:style>
    <style:style style:name="P4" style:family="paragraph" style:parent-style-name="Text_20_body" style:list-style-name="L1">
      <style:text-properties officeooo:rsid="002163eb" officeooo:paragraph-rsid="0021d765"/>
    </style:style>
    <style:style style:name="P5" style:family="paragraph" style:parent-style-name="Text_20_body" style:list-style-name="L1">
      <style:text-properties officeooo:rsid="002163eb" officeooo:paragraph-rsid="002a6839"/>
    </style:style>
    <style:style style:name="P6" style:family="paragraph" style:parent-style-name="Text_20_body" style:list-style-name="L1">
      <style:text-properties officeooo:rsid="0024e09e" officeooo:paragraph-rsid="0021d765"/>
    </style:style>
    <style:style style:name="P7" style:family="paragraph" style:parent-style-name="Text_20_body" style:list-style-name="L1">
      <style:text-properties officeooo:rsid="0024e09e" officeooo:paragraph-rsid="0024e09e"/>
    </style:style>
    <style:style style:name="P8" style:family="paragraph" style:parent-style-name="Text_20_body" style:list-style-name="L1">
      <style:text-properties officeooo:rsid="0025b0e0" officeooo:paragraph-rsid="0025b0e0"/>
    </style:style>
    <style:style style:name="P9" style:family="paragraph" style:parent-style-name="Text_20_body" style:list-style-name="L1">
      <style:text-properties officeooo:rsid="0025b0e0" officeooo:paragraph-rsid="0025cad4"/>
    </style:style>
    <style:style style:name="P10" style:family="paragraph" style:parent-style-name="Text_20_body" style:list-style-name="L1">
      <style:text-properties officeooo:rsid="0025cad4" officeooo:paragraph-rsid="0025cad4"/>
    </style:style>
    <style:style style:name="P11" style:family="paragraph" style:parent-style-name="Text_20_body" style:list-style-name="L1">
      <style:text-properties officeooo:rsid="0026b71b" officeooo:paragraph-rsid="0026b71b"/>
    </style:style>
    <style:style style:name="P12" style:family="paragraph" style:parent-style-name="Text_20_body" style:list-style-name="L1">
      <style:text-properties officeooo:rsid="002a6839" officeooo:paragraph-rsid="002a6839"/>
    </style:style>
    <style:style style:name="P13" style:family="paragraph" style:parent-style-name="Text_20_body" style:list-style-name="L1">
      <style:text-properties officeooo:rsid="002a7307" officeooo:paragraph-rsid="002a7307"/>
    </style:style>
    <style:style style:name="T1" style:family="text">
      <style:text-properties officeooo:rsid="0021d765"/>
    </style:style>
    <style:style style:name="T2" style:family="text">
      <style:text-properties officeooo:rsid="0025cad4"/>
    </style:style>
    <style:style style:name="T3" style:family="text">
      <style:text-properties officeooo:rsid="002ad180"/>
    </style:style>
    <style:style style:name="T4" style:family="text">
      <style:text-properties officeooo:rsid="002bf87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apuntes de Jenkins</text:h>
      <text:p text:style-name="P1">Vea el siguiente vídeo y haga unos apuntes en los que debe<text:span text:style-name="T3">n</text:span> figurar <text:span text:style-name="T3">los siguientes puntos</text:span>:</text:p>
      <text:p text:style-name="P1"><text:a xlink:type="simple" xlink:href="https://mediateca.educa.madrid.org/video/8b23ayfrxpzt4jr9" text:style-name="Internet_20_link" text:visited-style-name="Visited_20_Internet_20_Link">https://mediateca.educa.madrid.org/video/8b23ayfrxpzt4jr9</text:a></text:p>
      <text:list xml:id="list1226597719" text:style-name="L1">
        <text:list-item>
          <text:p text:style-name="P2">¿Qué es un sistema de integración continua?</text:p>
        </text:list-item>
        <text:list-item>
          <text:p text:style-name="P3">¿Qué es Jenkins?</text:p>
        </text:list-item>
        <text:list-item>
          <text:p text:style-name="P13">¿Cómo se instala Java en Ubuntu?</text:p>
        </text:list-item>
        <text:list-item>
          <text:p text:style-name="P5">¿Cómo se instala <text:span text:style-name="T4">Jenkins</text:span>? Haga capturas de los pasos de instalación e instale Jenkins en su sistema. <text:span text:style-name="T1">Ponga su nombre como usuario en la instalación.</text:span></text:p>
        </text:list-item>
        <text:list-item>
          <text:p text:style-name="P12">¿Cómo se desinstala?</text:p>
        </text:list-item>
        <text:list-item>
          <text:p text:style-name="P4"><text:span text:style-name="T1">En la parte superior derecha de las ventanas de Jenkins, aparece el nombre de usuario </text:span>Para el resto de <text:span text:style-name="T1">capturas hágalas de forma que se vea su nombre de usuario y así verificar la autoría del ejercicio.</text:span></text:p>
        </text:list-item>
        <text:list-item>
          <text:p text:style-name="P6">Indique en los apuntes el procedimiento para crear una tarea con las opciones más interesantes que se describen en el vídeo.</text:p>
        </text:list-item>
        <text:list-item>
          <text:p text:style-name="P7">Indique las partes de un pipeline.</text:p>
        </text:list-item>
        <text:list-item>
          <text:p text:style-name="P7">También indique cómo se añaden scripts a la tarea.</text:p>
        </text:list-item>
        <text:list-item>
          <text:p text:style-name="P7">Indique algunas de las opciones que se muestran en el vídeo para después de haber terminado una tarea.</text:p>
        </text:list-item>
        <text:list-item>
          <text:p text:style-name="P7">Haga capturas de la ejecución de una tarea correcta y una errónea.</text:p>
        </text:list-item>
        <text:list-item>
          <text:p text:style-name="P8">Añada a los apuntes los trozos de código que se describen en el vídeo para <text:span text:style-name="T2">usar en un script “build.sh”</text:span>:</text:p>
          <text:list>
            <text:list-item>
              <text:p text:style-name="P9"><text:span text:style-name="T2">Generar un error en un script</text:span></text:p>
            </text:list-item>
            <text:list-item>
              <text:p text:style-name="P9">Descargar un archivo de Internet</text:p>
            </text:list-item>
            <text:list-item>
              <text:p text:style-name="P10">Detectar si un comando ha tenido una salida errónea</text:p>
            </text:list-item>
            <text:list-item>
              <text:p text:style-name="P11">Comprobar si un archivo existe</text:p>
            </text:list-item>
            <text:list-item>
              <text:p text:style-name="P9">Subir contenidos a Github de forma desatendida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8:16:12.965846605</meta:creation-date>
    <dc:date>2024-10-14T09:30:32.194833654</dc:date>
    <meta:editing-duration>PT52M5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1" meta:paragraph-count="20" meta:word-count="237" meta:character-count="1341" meta:non-whitespace-character-count="1141"/>
  </office:meta>
</office:document-meta>
</file>